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</text:p>
      <text:p text:style-name="Standard"/>
      <text:p text:style-name="Standard"><text:span text:style-name="T1">Name</text:span>: Start an Iss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vid Fernandes</meta:initial-creator>
    <meta:creation-date>2010-09-07T01:55:15</meta:creation-date>
    <dc:creator>David Fernandes</dc:creator>
    <dc:date>2010-09-07T01:55:49</dc:date>
    <meta:editing-cycles>1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" meta:character-count="28"/>
  </office:meta>
</office:document-meta>
</file>